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adornments="Ligh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IX MathJax Alphabets" svg:font-family="'STIX MathJax Alphabets'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style:font-name="Cantarell"/>
    </style:style>
    <style:style style:name="P2" style:family="paragraph" style:parent-style-name="Heading_20_3">
      <style:paragraph-properties fo:break-before="page"/>
      <style:text-properties officeooo:paragraph-rsid="000a2165"/>
    </style:style>
    <style:style style:name="P3" style:family="paragraph" style:parent-style-name="Heading_20_3">
      <style:text-properties officeooo:paragraph-rsid="000a2165"/>
    </style:style>
    <style:style style:name="P4" style:family="paragraph" style:parent-style-name="Horizontal_20_Line">
      <style:text-properties style:font-name="Cantarell"/>
    </style:style>
    <style:style style:name="P5" style:family="paragraph" style:parent-style-name="Horizontal_20_Line">
      <style:text-properties style:font-name="Cantarell1" officeooo:paragraph-rsid="000a2165"/>
    </style:style>
    <style:style style:name="P6" style:family="paragraph" style:parent-style-name="Preformatted_20_Text">
      <style:text-properties style:font-name="Cantarell1" officeooo:paragraph-rsid="000a2165"/>
    </style:style>
    <style:style style:name="P7" style:family="paragraph" style:parent-style-name="Preformatted_20_Text">
      <style:paragraph-properties fo:margin-top="0cm" fo:margin-bottom="0.499cm" style:contextual-spacing="false"/>
      <style:text-properties style:font-name="Cantarell1" officeooo:paragraph-rsid="000a2165"/>
    </style:style>
    <style:style style:name="P8" style:family="paragraph" style:parent-style-name="Standard">
      <style:paragraph-properties fo:text-align="justify" style:justify-single-word="false"/>
      <style:text-properties style:font-name="Cantarell"/>
    </style:style>
    <style:style style:name="P9" style:family="paragraph" style:parent-style-name="Standard">
      <style:text-properties style:font-name="Cantarell1" officeooo:paragraph-rsid="000a2165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P11" style:family="paragraph" style:parent-style-name="Text_20_body" style:list-style-name="L2">
      <style:paragraph-properties fo:margin-left="0cm" fo:margin-right="0cm" fo:text-indent="0cm" style:auto-text-indent="false"/>
    </style:style>
    <style:style style:name="P12" style:family="paragraph" style:parent-style-name="Text_20_body" style:list-style-name="L3"/>
    <style:style style:name="P13" style:family="paragraph" style:parent-style-name="Text_20_body" style:list-style-name="L1">
      <style:paragraph-properties fo:margin-left="0cm" fo:margin-right="0cm" fo:text-indent="0cm" style:auto-text-indent="false"/>
      <style:text-properties style:font-name="Cantarell"/>
    </style:style>
    <style:style style:name="P14" style:family="paragraph" style:parent-style-name="Text_20_body" style:list-style-name="L3">
      <style:text-properties style:font-name="Cantarell"/>
    </style:style>
    <style:style style:name="P1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officeooo:paragraph-rsid="0004c10e"/>
    </style:style>
    <style:style style:name="P18" style:family="paragraph" style:parent-style-name="Text_20_body" style:list-style-name="L5">
      <style:paragraph-properties fo:text-align="justify" style:justify-single-word="false"/>
    </style:style>
    <style:style style:name="P19" style:family="paragraph" style:parent-style-name="Text_20_body" style:list-style-name="L6">
      <style:paragraph-properties fo:text-align="justify" style:justify-single-word="false"/>
    </style:style>
    <style:style style:name="P20" style:family="paragraph" style:parent-style-name="Text_20_body" style:list-style-name="L4"/>
    <style:style style:name="P21" style:family="paragraph" style:parent-style-name="Text_20_body" style:list-style-name="L7">
      <style:text-properties officeooo:paragraph-rsid="000a2165"/>
    </style:style>
    <style:style style:name="P22" style:family="paragraph" style:parent-style-name="Text_20_body" style:list-style-name="L14">
      <style:text-properties style:font-name="Cantarell1" officeooo:paragraph-rsid="000a2165"/>
    </style:style>
    <style:style style:name="P23" style:family="paragraph" style:parent-style-name="Text_20_body">
      <style:text-properties style:font-name="Cantarell1" officeooo:paragraph-rsid="000a2165"/>
    </style:style>
    <style:style style:name="P24" style:family="paragraph" style:parent-style-name="Text_20_body" style:list-style-name="L13">
      <style:text-properties officeooo:paragraph-rsid="000a2165"/>
    </style:style>
    <style:style style:name="P25" style:family="paragraph" style:parent-style-name="Text_20_body" style:list-style-name="L14">
      <style:text-properties officeooo:paragraph-rsid="000a2165"/>
    </style:style>
    <style:style style:name="P26" style:family="paragraph" style:parent-style-name="Text_20_body" style:list-style-name="L15">
      <style:text-properties officeooo:paragraph-rsid="000a2165"/>
    </style:style>
    <style:style style:name="P27" style:family="paragraph" style:parent-style-name="Text_20_body" style:list-style-name="L16">
      <style:text-properties officeooo:paragraph-rsid="000a2165"/>
    </style:style>
    <style:style style:name="P28" style:family="paragraph" style:parent-style-name="Text_20_body" style:list-style-name="L17">
      <style:text-properties officeooo:paragraph-rsid="000a2165"/>
    </style:style>
    <style:style style:name="P29" style:family="paragraph" style:parent-style-name="Text_20_body">
      <style:text-properties officeooo:paragraph-rsid="000a2165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15pt" style:font-size-asian="15pt" style:font-size-complex="15pt"/>
    </style:style>
    <style:style style:name="T3" style:family="text">
      <style:text-properties style:font-name="Cantarell" officeooo:rsid="000421c9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Cantarell"/>
    </style:style>
    <style:style style:name="T6" style:family="text">
      <style:text-properties style:text-position="sub 58%" style:font-name="Cantarell" fo:font-size="15pt" style:font-size-asian="15pt" style:font-size-complex="15pt"/>
    </style:style>
    <style:style style:name="T7" style:family="text">
      <style:text-properties style:text-position="sub 58%" style:font-name="Cantarell" officeooo:rsid="000421c9"/>
    </style:style>
    <style:style style:name="T8" style:family="text">
      <style:text-properties style:text-position="sub 58%" fo:font-size="15pt" style:font-size-asian="15pt" style:font-size-complex="15pt"/>
    </style:style>
    <style:style style:name="T9" style:family="text">
      <style:text-properties style:text-position="sub 58%" officeooo:rsid="000421c9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officeooo:rsid="000421c9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Cantarell"/>
    </style:style>
    <style:style style:name="T14" style:family="text">
      <style:text-properties style:font-name="Cantarell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📐 </text:span><text:span text:style-name="Strong_20_Emphasis"><text:span text:style-name="T1">Lexique Formel de l'Algèbre Matricielle</text:span></text:span></text:h>
      <text:h text:style-name="Heading_20_4" text:outline-level="4"><text:span text:style-name="Strong_20_Emphasis"><text:span text:style-name="T1">Définitions Fondamentales</text:span></text:span></text:h>
      <text:list text:style-name="L1">
        <text:list-item>
          <text:p text:style-name="P15"><text:span text:style-name="Strong_20_Emphasis"><text:span text:style-name="T1">Matrice</text:span></text:span><text:span text:style-name="T1"><text:line-break/>Un tableau ordonné de éléments (scalaires) disposés en m lignes et n colonnes. On note l'ensemble des matrices m×n à coefficients réels par M</text:span><text:span text:style-name="T5">m×n​</text:span><text:span text:style-name="T1">(R).</text:span></text:p>
        </text:list-item>
        <text:list-item>
          <text:p text:style-name="P10"><text:span text:style-name="Strong_20_Emphasis"><text:span text:style-name="T1">Élément d’une matrice</text:span></text:span><text:span text:style-name="T1"><text:line-break/>Soit A ∈ M</text:span><text:span text:style-name="T5">m×n​</text:span><text:span text:style-name="T1">(R). L'élément à l'intersection de la ligne i et de la colonne j est noté </text:span><text:span text:style-name="T2">a</text:span><text:span text:style-name="T6">ij​ </text:span><text:span text:style-name="T2"><text:s/></text:span><text:span text:style-name="T1">A[i,j] ou (A)</text:span><text:span text:style-name="T5">ij</text:span><text:span text:style-name="T1">​, où 1 ≤ i≤ m, 1 ≤ j ≤ n.</text:span></text:p>
        </text:list-item>
        <text:list-item>
          <text:p text:style-name="P10"><text:span text:style-name="Strong_20_Emphasis"><text:span text:style-name="T1">Format (Dimension) d’une matrice</text:span></text:span><text:span text:style-name="T1"><text:line-break/>Le format de A est le couple (m,n) où m est le nombre de lignes et n le nombre de colonnes. On dit aussi « matrice de taille m×n ».</text:span></text:p>
        </text:list-item>
        <text:list-item>
          <text:p text:style-name="P10"><text:span text:style-name="Strong_20_Emphasis"><text:span text:style-name="T1">Matrice carrée</text:span></text:span><text:span text:style-name="T1"><text:line-break/>Matrice dont le nombre de lignes est égal au nombre de colonnes (m=n). On note M</text:span><text:span text:style-name="T5">n​</text:span><text:span text:style-name="T1">(R) l'ensemble des matrices carrées d’ordre n.</text:span></text:p>
        </text:list-item>
        <text:list-item>
          <text:p text:style-name="P10"><text:span text:style-name="Strong_20_Emphasis"><text:span text:style-name="T1">Ordre d’une matrice carrée</text:span></text:span><text:span text:style-name="T1"><text:line-break/>Pour une matrice carrée, son ordre est le nombre n de ses lignes (ou colonnes).</text:span></text:p>
        </text:list-item>
        <text:list-item>
          <text:p text:style-name="P10"><text:span text:style-name="Strong_20_Emphasis"><text:span text:style-name="T1">Diagonale principale</text:span></text:span><text:span text:style-name="T1"><text:line-break/>Dans une matrice carrée A ∈ M</text:span><text:span text:style-name="T5">n</text:span><text:span text:style-name="T1">​(R), la diagonale principale est l'ensemble des éléments a</text:span><text:span text:style-name="T5">11</text:span><text:span text:style-name="T1">​,a</text:span><text:span text:style-name="T5">22</text:span><text:span text:style-name="T1">​,…,a</text:span><text:span text:style-name="T5">nn​</text:span><text:span text:style-name="T1">.</text:span></text:p>
        </text:list-item>
        <text:list-item>
          <text:p text:style-name="P10"><text:span text:style-name="Strong_20_Emphasis"><text:span text:style-name="T1">Égalité de deux matrices</text:span></text:span><text:span text:style-name="T1"><text:line-break/>Soient A,B ∈ M</text:span><text:span text:style-name="T5">m×n</text:span><text:span text:style-name="T1">​(R).</text:span></text:p>
          <text:p text:style-name="P13">A = B ⟺aij ​= bij ​∀i ∈ {1,…,m},  ∀j ∈ {1,…,n}.</text:p>
        </text:list-item>
      </text:list>
      <text:p text:style-name="P4"/>
      <text:h text:style-name="Heading_20_4" text:outline-level="4"><text:span text:style-name="Strong_20_Emphasis"><text:span text:style-name="T1">Familles Remarquables de Matrices (Matrices Carrées)</text:span></text:span></text:h>
      <text:list text:style-name="L2">
        <text:list-item>
          <text:p text:style-name="P11"><text:span text:style-name="Strong_20_Emphasis"><text:span text:style-name="T1">Matrice nulle</text:span></text:span><text:span text:style-name="T1"> 0</text:span><text:span text:style-name="T5">m×n​</text:span><text:span text:style-name="T1"><text:line-break/>Matrice dont tous les éléments sont nuls. Si m = n, on note </text:span><text:span text:style-name="T3">0</text:span><text:span text:style-name="T7">n</text:span><text:span text:style-name="T5">​</text:span><text:span text:style-name="T1">.</text:span></text:p>
        </text:list-item>
        <text:list-item>
          <text:p text:style-name="P11"><text:span text:style-name="Strong_20_Emphasis"><text:span text:style-name="T1">Matrice triangulaire supérieure</text:span></text:span><text:span text:style-name="T1"><text:line-break/>Matrice carrée dont tous les éléments </text:span><text:span text:style-name="Strong_20_Emphasis"><text:span text:style-name="T1">sous</text:span></text:span><text:span text:style-name="T1"> la diagonale principale sont nuls :<text:line-break/>aij​ = 0 pour i&gt;j.</text:span></text:p>
        </text:list-item>
        <text:list-item>
          <text:p text:style-name="P11"><text:span text:style-name="Strong_20_Emphasis"><text:span text:style-name="T1">Matrice triangulaire inférieure</text:span></text:span><text:span text:style-name="T1"><text:line-break/>Matrice carrée dont tous les éléments </text:span><text:span text:style-name="Strong_20_Emphasis"><text:span text:style-name="T1">au-dessus</text:span></text:span><text:span text:style-name="T1"> de la diagonale principale sont nuls :<text:line-break/>aij​ = 0 pour i&lt;j.</text:span></text:p>
        </text:list-item>
        <text:list-item>
          <text:p text:style-name="P11"><text:span text:style-name="Strong_20_Emphasis"><text:span text:style-name="T1">Matrice diagonale</text:span></text:span><text:span text:style-name="T1"><text:line-break/>Matrice carrée à la fois triangulaire supérieure et inférieure :<text:line-break/>aij ​= 0 pour i = ! j.<text:line-break/></text:span><text:soft-page-break/><text:span text:style-name="T1">Seuls les éléments de la diagonale peuvent être non nuls.<text:line-break/>On note diag(d</text:span><text:span text:style-name="T5">1</text:span><text:span text:style-name="T1">​,d</text:span><text:span text:style-name="T5">2​</text:span><text:span text:style-name="T1">,…,d</text:span><text:span text:style-name="T5">n</text:span><text:span text:style-name="T1">​).</text:span></text:p>
        </text:list-item>
        <text:list-item>
          <text:p text:style-name="P11"><text:span text:style-name="Strong_20_Emphasis"><text:span text:style-name="T1">Matrice scalaire</text:span></text:span><text:span text:style-name="T1"><text:line-break/>Matrice diagonale dont tous les éléments diagonaux sont égaux :<text:line-break/>aij​=λ si i=j, et 0 sinon. C'est un multiple de l'identité : λI</text:span><text:span text:style-name="T5">n</text:span><text:span text:style-name="T1">​.</text:span></text:p>
        </text:list-item>
        <text:list-item>
          <text:p text:style-name="P11"><text:span text:style-name="Strong_20_Emphasis"><text:span text:style-name="T1">Matrice identité</text:span></text:span><text:span text:style-name="T1"> I</text:span><text:span text:style-name="T5">n​</text:span><text:span text:style-name="T1"><text:line-break/>Matrice scalaire avec λ=1.<text:line-break/>(I</text:span><text:span text:style-name="T5">n</text:span><text:span text:style-name="T1">​)ij​=δij​ où δij​ est le symbole de Kronecker (δii​=1, δij​=0 si i = ! j).</text:span></text:p>
        </text:list-item>
        <text:list-item>
          <text:p text:style-name="P11"><text:span text:style-name="Strong_20_Emphasis"><text:span text:style-name="T1">Matrice symétrique</text:span></text:span><text:span text:style-name="T1"><text:line-break/>Matrice carrée égale à sa transposée :<text:line-break/>A</text:span><text:span text:style-name="T13">⊤</text:span><text:span text:style-name="T1">= A, i.e. aij​ = aji​ ∀i,j.</text:span></text:p>
        </text:list-item>
        <text:list-item>
          <text:p text:style-name="P11"><text:span text:style-name="Strong_20_Emphasis"><text:span text:style-name="T1">Matrice antisymétrique (ou skew-symétrique)</text:span></text:span><text:span text:style-name="T1"><text:line-break/>Matrice carrée égale à l'opposée de sa transposée :<text:line-break/>A</text:span><text:span text:style-name="T13">⊤</text:span><text:span text:style-name="T1">=−A, i.e. aij​ =−aji​  ∀i,j.<text:line-break/>En conséquence, les éléments diagonaux sont nuls : aii​=0.</text:span></text:p>
        </text:list-item>
      </text:list>
      <text:p text:style-name="P4"/>
      <text:h text:style-name="Heading_20_4" text:outline-level="4"><text:span text:style-name="Strong_20_Emphasis"><text:span text:style-name="T1">Formes Utiles pour la Résolution de Systèmes</text:span></text:span></text:h>
      <text:list text:style-name="L3">
        <text:list-item>
          <text:p text:style-name="P12"><text:span text:style-name="Strong_20_Emphasis"><text:span text:style-name="T1">Matrice échelonnée (en escalier)</text:span></text:span><text:span text:style-name="T1"><text:line-break/>Matrice (non nécessairement carrée) satisfaisant :</text:span></text:p>
          <text:list>
            <text:list-item>
              <text:p text:style-name="P14">Toutes les lignes nulles (si elles existent) sont en bas.</text:p>
            </text:list-item>
            <text:list-item>
              <text:p text:style-name="P12"><text:span text:style-name="T1">Le </text:span><text:span text:style-name="Strong_20_Emphasis"><text:span text:style-name="T1">pivot</text:span></text:span><text:span text:style-name="T1"> (premier élément non nul) d’une ligne non nulle est strictement à droite du pivot de la ligne précédente.</text:span></text:p>
            </text:list-item>
          </text:list>
        </text:list-item>
        <text:list-item>
          <text:p text:style-name="P12"><text:span text:style-name="Strong_20_Emphasis"><text:span text:style-name="T1">Pivot d’une ligne</text:span></text:span><text:span text:style-name="T1"><text:line-break/>Dans une matrice échelonnée, premier élément non nul d’une ligne non nulle.</text:span></text:p>
        </text:list-item>
        <text:list-item>
          <text:p text:style-name="P12"><text:span text:style-name="Strong_20_Emphasis"><text:span text:style-name="T1">Matrice échelonnée réduite (forme de Gauss-Jordan)</text:span></text:span><text:span text:style-name="T1"><text:line-break/>Matrice échelonnée qui satisfait de plus :</text:span></text:p>
          <text:list>
            <text:list-item>
              <text:p text:style-name="P14">Chaque pivot vaut 1.</text:p>
            </text:list-item>
            <text:list-item>
              <text:p text:style-name="P14">Chaque pivot est le seul élément non nul de sa colonne.</text:p>
            </text:list-item>
          </text:list>
        </text:list-item>
      </text:list>
      <text:p text:style-name="P4"/>
      <text:p text:style-name="P17"><text:span text:style-name="Strong_20_Emphasis"><text:span text:style-name="T1">Remarque Fondamentale :</text:span></text:span></text:p>
      <text:p text:style-name="P17"><text:span text:style-name="T1">Ces structures ne sont pas des curiosités abstraites. Une matrice </text:span><text:span text:style-name="Strong_20_Emphasis"><text:span text:style-name="T1">triangulaire</text:span></text:span><text:span text:style-name="T1"> rend la résolution de systèmes </text:span><text:span text:style-name="Strong_20_Emphasis"><text:span text:style-name="T1">rétro-substituable</text:span></text:span><text:span text:style-name="T1">. Une matrice </text:span><text:span text:style-name="Strong_20_Emphasis"><text:span text:style-name="T1">diagonale</text:span></text:span><text:span text:style-name="T1"> représente un découplage complet des inconnues. La forme </text:span><text:span text:style-name="Strong_20_Emphasis"><text:span text:style-name="T1">échelonnée réduite</text:span></text:span><text:span text:style-name="T1"> donne directement la solution d’un système linéaire.</text:span></text:p>
      <text:p text:style-name="P8">Étudier ces matrices particulières n'est pas un exercice de classification gratuite. C'est une démarche <text:span text:style-name="Strong_20_Emphasis">stratégique et pragmatique</text:span> qui répond au cœur même de l'algèbre linéaire : <text:span text:style-name="Strong_20_Emphasis">résoudre des problèmes complexes en les ramenant à des problèmes simples.</text:span></text:p>
      <text:h text:style-name="P1" text:outline-level="3"><text:soft-page-break/><text:span text:style-name="Strong_20_Emphasis">🎯 L'objectif ultime : Comprendre et maîtriser les transformations linéaires</text:span></text:h>
      <text:p text:style-name="P16"><text:span text:style-name="T1">Une matrice (carrée) représente une </text:span><text:span text:style-name="Strong_20_Emphasis"><text:span text:style-name="T1">transformation géométrique</text:span></text:span><text:span text:style-name="T1"> de l'espace (rotation, étirement, projection...). Les matrices "particulières" représentent des </text:span><text:span text:style-name="Strong_20_Emphasis"><text:span text:style-name="T1">transformations aux comportements extrêmement simples et prévisibles.</text:span></text:span></text:p>
      <text:list text:style-name="L4">
        <text:list-item>
          <text:p text:style-name="P20"><text:span text:style-name="Strong_20_Emphasis"><text:span text:style-name="T1">Matrice Diagonale</text:span></text:span><text:span text:style-name="T1"> </text:span><text:span text:style-name="Source_20_Text"><text:span text:style-name="T1">diag(d₁, d₂, d₃)</text:span></text:span><text:span text:style-name="T1"> :</text:span></text:p>
          <text:list>
            <text:list-item>
              <text:p text:style-name="P20"><text:span text:style-name="Strong_20_Emphasis"><text:span text:style-name="T1">Comportement</text:span></text:span><text:span text:style-name="T1"> : Elle ne fait qu'</text:span><text:span text:style-name="Strong_20_Emphasis"><text:span text:style-name="T1">étirer ou rétrécir</text:span></text:span><text:span text:style-name="T1"> l'espace le long des axes de base.</text:span></text:p>
            </text:list-item>
            <text:list-item>
              <text:p text:style-name="P20"><text:span text:style-name="Strong_20_Emphasis"><text:span text:style-name="T1">Pourquoi c'est simple</text:span></text:span><text:span text:style-name="T1"> : Chaque coordonnée est traitée indépendamment. C'est la transformation la plus simple qui soit après "ne rien faire".</text:span></text:p>
            </text:list-item>
            <text:list-item>
              <text:p text:style-name="P20"><text:span text:style-name="Strong_20_Emphasis"><text:span text:style-name="T1">Utilité</text:span></text:span><text:span text:style-name="T1"> : Si on peut ramener un problème à une transformation diagonale, il est </text:span><text:span text:style-name="Strong_20_Emphasis"><text:span text:style-name="T1">immédiatement résolu</text:span></text:span><text:span text:style-name="T1">.</text:span></text:p>
            </text:list-item>
          </text:list>
        </text:list-item>
        <text:list-item>
          <text:p text:style-name="P20"><text:span text:style-name="Strong_20_Emphasis"><text:span text:style-name="T1">Matrice Identité</text:span></text:span><text:span text:style-name="T1"> </text:span><text:span text:style-name="Source_20_Text"><text:span text:style-name="T1">Iₙ</text:span></text:span><text:span text:style-name="T1"> :</text:span></text:p>
          <text:list>
            <text:list-item>
              <text:p text:style-name="P20"><text:span text:style-name="Strong_20_Emphasis"><text:span text:style-name="T1">Comportement</text:span></text:span><text:span text:style-name="T1"> : Elle est </text:span><text:span text:style-name="Strong_20_Emphasis"><text:span text:style-name="T1">neutre</text:span></text:span><text:span text:style-name="T1">. C'est le "1" de la multiplication matricielle.</text:span></text:p>
            </text:list-item>
            <text:list-item>
              <text:p text:style-name="P20"><text:span text:style-name="Strong_20_Emphasis"><text:span text:style-name="T1">Utilité</text:span></text:span><text:span text:style-name="T1"> : Point de référence fondamental. Chercher l'inverse d'une matrice </text:span><text:span text:style-name="Source_20_Text"><text:span text:style-name="T1">A</text:span></text:span><text:span text:style-name="T1">, c'est chercher la matrice </text:span><text:span text:style-name="Source_20_Text"><text:span text:style-name="T1">B</text:span></text:span><text:span text:style-name="T1"> telle que </text:span><text:span text:style-name="Source_20_Text"><text:span text:style-name="T1">A × B = I</text:span></text:span><text:span text:style-name="T1">.</text:span></text:p>
            </text:list-item>
          </text:list>
        </text:list-item>
        <text:list-item>
          <text:p text:style-name="P20"><text:span text:style-name="Strong_20_Emphasis"><text:span text:style-name="T1">Matrice Triangulaire (Supérieure ou Inférieure)</text:span></text:span><text:span text:style-name="T1"> :</text:span></text:p>
          <text:list>
            <text:list-item>
              <text:p text:style-name="P20"><text:span text:style-name="Strong_20_Emphasis"><text:span text:style-name="T1">Comportement</text:span></text:span><text:span text:style-name="T1"> : Elle représente une transformation qui </text:span><text:span text:style-name="Strong_20_Emphasis"><text:span text:style-name="T1">préserve un "étagement"</text:span></text:span><text:span text:style-name="T1"> des directions.</text:span></text:p>
            </text:list-item>
            <text:list-item>
              <text:p text:style-name="P20"><text:span text:style-name="Strong_20_Emphasis"><text:span text:style-name="T1">Utilité</text:span></text:span><text:span text:style-name="T1"> C </text:span><text:span text:style-name="Strong_20_Emphasis"><text:span text:style-name="T1">ruciale pour la résolution</text:span></text:span><text:span text:style-name="T1"> : Un système d'équations représenté par une matrice triangulaire se résout par </text:span><text:span text:style-name="Strong_20_Emphasis"><text:span text:style-name="T1">substitution simple</text:span></text:span><text:span text:style-name="T1"> (on trouve la dernière inconnue, puis l'avant-dernière, etc.). C'est l'objectif de la </text:span><text:span text:style-name="Strong_20_Emphasis"><text:span text:style-name="T1">méthode du pivot de Gauss</text:span></text:span><text:span text:style-name="T1">.</text:span></text:p>
            </text:list-item>
          </text:list>
        </text:list-item>
        <text:list-item>
          <text:p text:style-name="P20"><text:span text:style-name="Strong_20_Emphasis"><text:span text:style-name="T1">Matrice Symétrique</text:span></text:span><text:span text:style-name="T1"> </text:span><text:span text:style-name="Source_20_Text"><text:span text:style-name="T1">(Aᵀ = A)</text:span></text:span><text:span text:style-name="T1"> :</text:span></text:p>
          <text:list>
            <text:list-item>
              <text:p text:style-name="P20"><text:span text:style-name="Strong_20_Emphasis"><text:span text:style-name="T1">Comportement</text:span></text:span><text:span text:style-name="T1"> : Elle représente des transformations qui ont des </text:span><text:span text:style-name="Strong_20_Emphasis"><text:span text:style-name="T1">propriétés de stabilité</text:span></text:span><text:span text:style-name="T1"> fondamentales en physique et en géométrie (étirement pur, sans rotation "tordue").</text:span></text:p>
            </text:list-item>
            <text:list-item>
              <text:p text:style-name="P20"><text:span text:style-name="Strong_20_Emphasis"><text:span text:style-name="T1">Théorème Clé</text:span></text:span><text:span text:style-name="T1"> : Toute matrice symétrique réelle peut être </text:span><text:span text:style-name="Strong_20_Emphasis"><text:span text:style-name="T1">diagonalisée</text:span></text:span><text:span text:style-name="T1">. C'est un résultat </text:span><text:span text:style-name="Strong_20_Emphasis"><text:span text:style-name="T1">monumental</text:span></text:span><text:span text:style-name="T1">. Cela signifie que tout problème complexe impliquant une symétrie peut être ramené à un problème simple (diagonal) après un simple changement de point de vue (changement de base).</text:span></text:p>
            </text:list-item>
          </text:list>
        </text:list-item>
        <text:list-item>
          <text:p text:style-name="P20"><text:span text:style-name="Strong_20_Emphasis"><text:span text:style-name="T1">Matrice Antisymétrique</text:span></text:span><text:span text:style-name="T1"> </text:span><text:span text:style-name="Source_20_Text"><text:span text:style-name="T1">(Aᵀ = -A)</text:span></text:span><text:span text:style-name="T1"> :</text:span></text:p>
          <text:list>
            <text:list-item>
              <text:p text:style-name="P20"><text:span text:style-name="Strong_20_Emphasis"><text:span text:style-name="T1">Comportement</text:span></text:span><text:span text:style-name="T1"> : Elle modélise les </text:span><text:span text:style-name="Strong_20_Emphasis"><text:span text:style-name="T1">rotations infinitésimales</text:span></text:span><text:span text:style-name="T1"> (comme le produit vectoriel en physique).</text:span></text:p>
            </text:list-item>
            <text:list-item>
              <text:p text:style-name="P20"><text:span text:style-name="Strong_20_Emphasis"><text:span text:style-name="T1">Utilité</text:span></text:span><text:span text:style-name="T1"> : Essentielle en mécanique, en robotique, et pour l'étude des groupes de Lie.</text:span></text:p>
            </text:list-item>
          </text:list>
        </text:list-item>
      </text:list>
      <text:p text:style-name="P4"/>
      <text:h text:style-name="Heading_20_3" text:outline-level="3"><text:soft-page-break/><text:span text:style-name="T1">🧩 </text:span><text:span text:style-name="Strong_20_Emphasis"><text:span text:style-name="T1">La Stratégie Générale : La Réduction</text:span></text:span></text:h>
      <text:p text:style-name="P16"><text:span text:style-name="T1">Imagine que tu doives analyser une machine complexe et opaque. La stratégie gagnante est de la </text:span><text:span text:style-name="Strong_20_Emphasis"><text:span text:style-name="T1">démonter en pièces simples dont tu comprends le fonctionnement.</text:span></text:span></text:p>
      <text:p text:style-name="P16"><text:span text:style-name="T1">C'est exactement ce qu'on fait en algèbre linéaire avec ces matrices particulières. Elles sont les </text:span><text:span text:style-name="Strong_20_Emphasis"><text:span text:style-name="T1">"briques élémentaires"</text:span></text:span><text:span text:style-name="T1"> ou les </text:span><text:span text:style-name="Strong_20_Emphasis"><text:span text:style-name="T1">"formes canoniques"</text:span></text:span><text:span text:style-name="T1"> vers lesquelles on cherche à ramener n'importe quelle matrice compliquée.</text:span></text:p>
      <text:p text:style-name="Text_20_body"><text:span text:style-name="Strong_20_Emphasis"><text:span text:style-name="T1">Le fil conducteur est le suivant :</text:span></text:span></text:p>
      <text:list text:style-name="L5">
        <text:list-item>
          <text:p text:style-name="P18"><text:span text:style-name="Strong_20_Emphasis"><text:span text:style-name="T1">Un problème concret</text:span></text:span><text:span text:style-name="T1"> (système d'équations, transformation géométrique, optimisation) se traduit en une </text:span><text:span text:style-name="Strong_20_Emphasis"><text:span text:style-name="T1">matrice </text:span></text:span><text:span text:style-name="Strong_20_Emphasis"><text:span text:style-name="Source_20_Text"><text:span text:style-name="T1">A</text:span></text:span></text:span><text:span text:style-name="Strong_20_Emphasis"><text:span text:style-name="T1"> générale</text:span></text:span><text:span text:style-name="T1">, souvent "en désordre".</text:span></text:p>
        </text:list-item>
        <text:list-item>
          <text:p text:style-name="P18"><text:span text:style-name="Strong_20_Emphasis"><text:span text:style-name="T1">On la transforme</text:span></text:span><text:span text:style-name="T1"> (par des opérations réversibles) en une matrice </text:span><text:span text:style-name="Strong_20_Emphasis"><text:span text:style-name="T1">échelonnée</text:span></text:span><text:span text:style-name="T1">, puis </text:span><text:span text:style-name="Strong_20_Emphasis"><text:span text:style-name="T1">échelonnée réduite</text:span></text:span><text:span text:style-name="T1"> pour </text:span><text:span text:style-name="Strong_20_Emphasis"><text:span text:style-name="T1">résoudre des systèmes</text:span></text:span><text:span text:style-name="T1"> (Chapitre 4).</text:span></text:p>
        </text:list-item>
        <text:list-item>
          <text:p text:style-name="P18"><text:span text:style-name="Strong_20_Emphasis"><text:span text:style-name="T1">On la décompose</text:span></text:span><text:span text:style-name="T1"> (si possible) en un produit de matrices </text:span><text:span text:style-name="Strong_20_Emphasis"><text:span text:style-name="T1">triangulaires</text:span></text:span><text:span text:style-name="T1"> (décomposition LU) pour </text:span><text:span text:style-name="Strong_20_Emphasis"><text:span text:style-name="T1">accélérer les calculs numériques</text:span></text:span><text:span text:style-name="T1">.</text:span></text:p>
        </text:list-item>
        <text:list-item>
          <text:p text:style-name="P18"><text:span text:style-name="Strong_20_Emphasis"><text:span text:style-name="T1">Si elle est symétrique</text:span></text:span><text:span text:style-name="T1">, on peut la </text:span><text:span text:style-name="Strong_20_Emphasis"><text:span text:style-name="T1">diagonaliser</text:span></text:span><text:span text:style-name="T1"> pour </text:span><text:span text:style-name="Strong_20_Emphasis"><text:span text:style-name="T1">découpler complètement le problème</text:span></text:span><text:span text:style-name="T1"> et révéler ses propriétés intrinsèques (valeurs propres).</text:span></text:p>
        </text:list-item>
        <text:list-item>
          <text:p text:style-name="P18"><text:span text:style-name="Strong_20_Emphasis"><text:span text:style-name="T1">Dans le cas général</text:span></text:span><text:span text:style-name="T1">, on cherche sa </text:span><text:span text:style-name="Strong_20_Emphasis"><text:span text:style-name="T1">forme la plus simple possible</text:span></text:span><text:span text:style-name="T1"> (Forme de Jordan), qui est "presque" diagonale, avec quelques 1 sur la sur-diagonale. Cette forme révèle la structure profonde de la transformation, même quand elle n'est pas diagonalisable.</text:span></text:p>
        </text:list-item>
      </text:list>
      <text:p text:style-name="P4"/>
      <text:h text:style-name="Heading_20_3" text:outline-level="3"><text:span text:style-name="T1">💎 </text:span><text:span text:style-name="Strong_20_Emphasis"><text:span text:style-name="T1">En résumé :</text:span></text:span></text:h>
      <text:p text:style-name="P16"><text:span text:style-name="T1">On étudie ces matrices </text:span><text:span text:style-name="Strong_20_Emphasis"><text:span text:style-name="T1">parce qu'elles sont les clés qui déverrouillent les problèmes</text:span></text:span><text:span text:style-name="T1">.</text:span></text:p>
      <text:list text:style-name="L6">
        <text:list-item>
          <text:p text:style-name="P19"><text:span text:style-name="T1">Ce sont des </text:span><text:span text:style-name="Strong_20_Emphasis"><text:span text:style-name="T1">cibles</text:span></text:span><text:span text:style-name="T1"> vers lesquelles on réduit la complexité.</text:span></text:p>
        </text:list-item>
        <text:list-item>
          <text:p text:style-name="P19"><text:span text:style-name="T1">Ce sont des </text:span><text:span text:style-name="Strong_20_Emphasis"><text:span text:style-name="T1">outils</text:span></text:span><text:span text:style-name="T1"> de calcul efficaces (une matrice triangulaire est beaucoup plus rapide à inverser).</text:span></text:p>
        </text:list-item>
        <text:list-item>
          <text:p text:style-name="P19"><text:span text:style-name="T1">Ce sont des </text:span><text:span text:style-name="Strong_20_Emphasis"><text:span text:style-name="T1">révélateurs</text:span></text:span><text:span text:style-name="T1"> de structure géométrique et physique.</text:span></text:p>
        </text:list-item>
      </text:list>
      <text:p text:style-name="P16"><text:span text:style-name="Strong_20_Emphasis"><text:span text:style-name="T1">Penser en algèbre linéaire, c'est constamment se demander : "Comment puis-je transformer ce problème en un problème impliquant une matrice diagonale, triangulaire ou symétrique ?"</text:span></text:span></text:p>
      <text:p text:style-name="P16"><text:span text:style-name="T1">Cette stratégie de </text:span><text:span text:style-name="Strong_20_Emphasis"><text:span text:style-name="T1">réduction à des formes simples</text:span></text:span><text:span text:style-name="T1"> est l'âme de la discipline.</text:span></text:p>
      <text:p text:style-name="P8"><text:span text:style-name="Strong_20_Emphasis"><text:span text:style-name="T1"/></text:span></text:p>
      <text:h text:style-name="P2" text:outline-level="3"><text:span text:style-name="T14">🥇 </text:span><text:span text:style-name="Strong_20_Emphasis"><text:span text:style-name="T14">1. L'INTUITION GÉOMÉTRIQUE ET OPÉRATIONNELLE (PRIMORDIAL)</text:span></text:span></text:h>
      <text:p text:style-name="P29"><text:span text:style-name="T14">C'est la compétence </text:span><text:span text:style-name="Strong_20_Emphasis"><text:span text:style-name="T14">non-négociable</text:span></text:span><text:span text:style-name="T14">. Tu dois développer une </text:span><text:span text:style-name="Strong_20_Emphasis"><text:span text:style-name="T14">image mentale</text:span></text:span><text:span text:style-name="T14"> de ce qu'est une matrice.</text:span></text:p>
      <text:list text:style-name="L7">
        <text:list-item>
          <text:p text:style-name="P21"><text:span text:style-name="Strong_20_Emphasis"><text:span text:style-name="T14">Une matrice est une "boîte noire" qui transforme des données.</text:span></text:span><text:span text:style-name="T14"> Tu lui injectes un vecteur (un lot de données), elle te renvoie un autre vecteur (des données transformées).</text:span></text:p>
        </text:list-item>
        <text:list-item>
          <text:p text:style-name="P21"><text:span text:style-name="Strong_20_Emphasis"><text:span text:style-name="T14">Une matrice est un "classeur" qui organise un système de relations linéaires.</text:span></text:span><text:span text:style-name="T14"> Chaque ligne est une contrainte, une règle, une feature.</text:span></text:p>
        </text:list-item>
      </text:list>
      <text:p text:style-name="P29"><text:span text:style-name="Strong_20_Emphasis"><text:span text:style-name="T14">Si tu ne retiens qu'une chose :</text:span></text:span><text:span text:style-name="T14"> Une matrice encode une </text:span><text:span text:style-name="Strong_20_Emphasis"><text:span text:style-name="T14">transformation</text:span></text:span><text:span text:style-name="T14">. La multiplication </text:span><text:span text:style-name="Source_20_Text"><text:span text:style-name="T14">Ax</text:span></text:span><text:span text:style-name="T14"> signifie "appliquer la transformation </text:span><text:span text:style-name="Source_20_Text"><text:span text:style-name="T14">A</text:span></text:span><text:span text:style-name="T14"> au vecteur de données </text:span><text:span text:style-name="Source_20_Text"><text:span text:style-name="T14">x</text:span></text:span><text:span text:style-name="T14">".</text:span></text:p>
      <text:p text:style-name="P5"/>
      <text:h text:style-name="P3" text:outline-level="3"><text:span text:style-name="T14">🥈 </text:span><text:span text:style-name="Strong_20_Emphasis"><text:span text:style-name="T14">2. LE FIL CONCEPTUEL STRATÉGIQUE (CRUCIAL)</text:span></text:span></text:h>
      <text:p text:style-name="P29"><text:span text:style-name="T14">C'est exactement ce que tu as identifié : </text:span><text:span text:style-name="Strong_20_Emphasis"><text:span text:style-name="T14">"La finalité... c'est de ramener tout problème complexe à une matrice simple."</text:span></text:span></text:p>
      <text:p text:style-name="P29"><text:span text:style-name="T14">Pour l'IA/Data Science, tu dois comprendre </text:span><text:span text:style-name="Strong_20_Emphasis"><text:span text:style-name="T14">pourquoi</text:span></text:span><text:span text:style-name="T14"> on étudie ces formes particulières :</text:span></text:p>
      <text:list text:style-name="L13">
        <text:list-item>
          <text:p text:style-name="P24"><text:span text:style-name="Strong_20_Emphasis"><text:span text:style-name="T14">Matrice Diagonale</text:span></text:span><text:span text:style-name="T14"> = Transformation qui </text:span><text:span text:style-name="Strong_20_Emphasis"><text:span text:style-name="T14">agit indépendamment sur chaque dimension</text:span></text:span><text:span text:style-name="T14">. En ML, c'est l'idéal : pas d'interactions croisées compliquées. Une grande partie de l'algèbre linéaire appliquée (PCA, SVD) vise à </text:span><text:span text:style-name="Strong_20_Emphasis"><text:span text:style-name="T14">diagonaliser approximativement</text:span></text:span><text:span text:style-name="T14"> des matrices de données.</text:span></text:p>
        </text:list-item>
        <text:list-item>
          <text:p text:style-name="P24"><text:span text:style-name="Strong_20_Emphasis"><text:span text:style-name="T14">Matrice Symétrique</text:span></text:span><text:span text:style-name="T14"> = C'est le pain quotidien. </text:span><text:span text:style-name="Strong_20_Emphasis"><text:span text:style-name="T14">Toutes les matrices de covariance (</text:span></text:span><text:span text:style-name="Source_20_Text"><text:span text:style-name="T14">XᵀX</text:span></text:span><text:span text:style-name="Strong_20_Emphasis"><text:span text:style-name="T14">)</text:span></text:span><text:span text:style-name="T14"> sont symétriques. C'est la structure des relations par paires entre des variables.</text:span></text:p>
        </text:list-item>
        <text:list-item>
          <text:p text:style-name="P24"><text:span text:style-name="Strong_20_Emphasis"><text:span text:style-name="T14">Matrice Identité</text:span></text:span><text:span text:style-name="T14"> = "Ne rien faire". C'est la référence, souvent utilisée pour la régularisation (</text:span><text:span text:style-name="Source_20_Text"><text:span text:style-name="T14">A + λI</text:span></text:span><text:span text:style-name="T14">).</text:span></text:p>
        </text:list-item>
        <text:list-item>
          <text:p text:style-name="P24"><text:span text:style-name="Strong_20_Emphasis"><text:span text:style-name="T14">Formes Échelonnées</text:span></text:span><text:span text:style-name="T14"> = C'est l'algorithme (pivot de Gauss) que ton ordinateur utilise pour résoudre des systèmes linéaires (</text:span><text:span text:style-name="Source_20_Text"><text:span text:style-name="T14">np.linalg.solve</text:span></text:span><text:span text:style-name="T14">).</text:span></text:p>
        </text:list-item>
      </text:list>
      <text:p text:style-name="P29"><text:span text:style-name="Strong_20_Emphasis"><text:span text:style-name="T14">Tu n'as pas besoin de savoir </text:span></text:span><text:span text:style-name="Emphasis"><text:span text:style-name="T14">calculer à la main</text:span></text:span><text:span text:style-name="Strong_20_Emphasis"><text:span text:style-name="T14"> une décomposition.</text:span></text:span><text:span text:style-name="T14"> Tu dois savoir </text:span><text:span text:style-name="Strong_20_Emphasis"><text:span text:style-name="T14">pourquoi</text:span></text:span><text:span text:style-name="T14"> on la fait.</text:span></text:p>
      <text:p text:style-name="P5"/>
      <text:h text:style-name="P3" text:outline-level="3"><text:span text:style-name="T14">🥉 </text:span><text:span text:style-name="Strong_20_Emphasis"><text:span text:style-name="T14">3. LE VOCABULAIRE DE BASE (NÉCESSAIRE POUR LA LECTURE ET LA COMMUNICATION)</text:span></text:span></text:h>
      <text:p text:style-name="P29"><text:span text:style-name="T14">Tu dois </text:span><text:span text:style-name="Strong_20_Emphasis"><text:span text:style-name="T14">reconnaître et comprendre</text:span></text:span><text:span text:style-name="T14"> les définitions, pas nécessairement les réciter comme un perroquet. Ton but est de pouvoir :</text:span></text:p>
      <text:list text:style-name="L14">
        <text:list-item>
          <text:p text:style-name="P22">Lire un papier ou une documentation (ex. Scikit-learn : "La matrice doit être symétrique et définie positive").</text:p>
        </text:list-item>
        <text:list-item>
          <text:p text:style-name="P22"><text:soft-page-break/>Comprendre un message d'erreur de NumPy ("La matrice n'est pas inversible" = son déterminant est nul = elle n'a pas de propriété "diagonalisable" complète).</text:p>
        </text:list-item>
        <text:list-item>
          <text:p text:style-name="P25"><text:span text:style-name="T14">Dialoguer avec un collègue : "On a un problème de colinéarité, la matrice </text:span><text:span text:style-name="Source_20_Text"><text:span text:style-name="T14">XᵀX</text:span></text:span><text:span text:style-name="T14"> est presque singulière".</text:span></text:p>
        </text:list-item>
      </text:list>
      <text:p text:style-name="P29"><text:span text:style-name="Strong_20_Emphasis"><text:span text:style-name="T14">Les définitions exactes que tu dois pouvoir "reconstruire" au besoin :</text:span></text:span></text:p>
      <text:list text:style-name="L15">
        <text:list-item>
          <text:p text:style-name="P26"><text:span text:style-name="Strong_20_Emphasis"><text:span text:style-name="T14">Format (shape)</text:span></text:span><text:span text:style-name="T14"> : </text:span><text:span text:style-name="Source_20_Text"><text:span text:style-name="T14">(n_rows, n_cols)</text:span></text:span><text:span text:style-name="T14">. Fondamental pour tout.</text:span></text:p>
        </text:list-item>
        <text:list-item>
          <text:p text:style-name="P26"><text:span text:style-name="Strong_20_Emphasis"><text:span text:style-name="T14">Matrice carrée, diagonale, identité, symétrique, triangulaire.</text:span></text:span></text:p>
        </text:list-item>
        <text:list-item>
          <text:p text:style-name="P26"><text:span text:style-name="Strong_20_Emphasis"><text:span text:style-name="T14">Notion de diagonale principale</text:span></text:span><text:span text:style-name="T14"> (lieu des variances en PCA).</text:span></text:p>
        </text:list-item>
        <text:list-item>
          <text:p text:style-name="P26"><text:span text:style-name="Strong_20_Emphasis"><text:span text:style-name="T14">Matrice inversible/singulière</text:span></text:span><text:span text:style-name="T14"> (déterminant nul = problème).</text:span></text:p>
        </text:list-item>
      </text:list>
      <text:p text:style-name="P29"><text:span text:style-name="T14">Les autres (antisymétrique, échelonnée réduite...) sont bonnes à savoir, mais </text:span><text:span text:style-name="Strong_20_Emphasis"><text:span text:style-name="T14">tu les retrouveras dans le contexte</text:span></text:span><text:span text:style-name="T14"> si besoin.</text:span></text:p>
      <text:p text:style-name="P5"/>
      <text:h text:style-name="P3" text:outline-level="3"><text:span text:style-name="T14">🎯 </text:span><text:span text:style-name="Strong_20_Emphasis"><text:span text:style-name="T14">Le Réel Impératif pour l'IA/Data Science</text:span></text:span></text:h>
      <text:p text:style-name="P29"><text:span text:style-name="T14">Ton objectif n'est pas de </text:span><text:span text:style-name="Strong_20_Emphasis"><text:span text:style-name="T14">prouver des théorèmes</text:span></text:span><text:span text:style-name="T14">, mais de </text:span><text:span text:style-name="Strong_20_Emphasis"><text:span text:style-name="T14">comprendre ce que fait l'ordinateur</text:span></text:span><text:span text:style-name="T14"> quand tu exécutes :</text:span></text:p>
      <text:p text:style-name="P23">python</text:p>
      <text:p text:style-name="P6">coeffs = np.linalg.inv(X.T @ X) @ X.T @ y <text:s/># Régression linéaire</text:p>
      <text:p text:style-name="P6">U, S, Vt = np.linalg.svd(X) <text:s text:c="15"/># Réduction de dimension</text:p>
      <text:p text:style-name="P7">eigenvalues = np.linalg.eigvals(cov_matrix)# Analyse en composantes principales</text:p>
      <text:p text:style-name="P29"><text:span text:style-name="T14">Pour cela, il faut </text:span><text:span text:style-name="Strong_20_Emphasis"><text:span text:style-name="T14">savoir que</text:span></text:span><text:span text:style-name="T14"> :</text:span></text:p>
      <text:list text:style-name="L16">
        <text:list-item>
          <text:p text:style-name="P27"><text:span text:style-name="Source_20_Text"><text:span text:style-name="T14">X.T @ X</text:span></text:span><text:span text:style-name="T14"> est une matrice </text:span><text:span text:style-name="Strong_20_Emphasis"><text:span text:style-name="T14">symétrique</text:span></text:span><text:span text:style-name="T14">.</text:span></text:p>
        </text:list-item>
        <text:list-item>
          <text:p text:style-name="P27"><text:span text:style-name="Source_20_Text"><text:span text:style-name="T14">np.linalg.inv()</text:span></text:span><text:span text:style-name="T14"> échouera si la matrice est </text:span><text:span text:style-name="Strong_20_Emphasis"><text:span text:style-name="T14">singulière</text:span></text:span><text:span text:style-name="T14"> (déterminant ~0).</text:span></text:p>
        </text:list-item>
        <text:list-item>
          <text:p text:style-name="P27"><text:span text:style-name="T14">La SVD décompose toute matrice en un produit de matrices </text:span><text:span text:style-name="Strong_20_Emphasis"><text:span text:style-name="T14">orthogonales</text:span></text:span><text:span text:style-name="T14"> et </text:span><text:span text:style-name="Strong_20_Emphasis"><text:span text:style-name="T14">diagonale</text:span></text:span><text:span text:style-name="T14"> (</text:span><text:span text:style-name="Source_20_Text"><text:span text:style-name="T14">S</text:span></text:span><text:span text:style-name="T14">).</text:span></text:p>
        </text:list-item>
        <text:list-item>
          <text:p text:style-name="P27"><text:span text:style-name="T14">Les valeurs propres (</text:span><text:span text:style-name="Source_20_Text"><text:span text:style-name="T14">eigenvalues</text:span></text:span><text:span text:style-name="T14">) concernent les </text:span><text:span text:style-name="Strong_20_Emphasis"><text:span text:style-name="T14">matrices carrées</text:span></text:span><text:span text:style-name="T14">.</text:span></text:p>
        </text:list-item>
      </text:list>
      <text:p text:style-name="P5"/>
      <text:h text:style-name="P3" text:outline-level="3"><text:span text:style-name="T14">✅ </text:span><text:span text:style-name="Strong_20_Emphasis"><text:span text:style-name="T14">Conclusion : Ta Feuille de Route pour le Chapitre 1</text:span></text:span></text:h>
      <text:list text:style-name="L17">
        <text:list-item>
          <text:p text:style-name="P28"><text:span text:style-name="Strong_20_Emphasis"><text:span text:style-name="T14">Focalise-toi sur l'intuition</text:span></text:span><text:span text:style-name="T14"> : "Matrice = transformation/organisation".</text:span></text:p>
        </text:list-item>
        <text:list-item>
          <text:p text:style-name="P28"><text:span text:style-name="Strong_20_Emphasis"><text:span text:style-name="T14">Retiens la stratégie</text:span></text:span><text:span text:style-name="T14"> : "On simplifie les matrices complexes en formes standard (diagonale, triangulaire)".</text:span></text:p>
        </text:list-item>
        <text:list-item>
          <text:p text:style-name="P28"><text:span text:style-name="Strong_20_Emphasis"><text:span text:style-name="T14">Maîtrise le vocabulaire de base</text:span></text:span><text:span text:style-name="T14"> (10-12 termes clés) pour lire et communiquer.</text:span></text:p>
        </text:list-item>
        <text:list-item>
          <text:p text:style-name="P28"><text:span text:style-name="Strong_20_Emphasis"><text:span text:style-name="T14">Laisse-toi le droit de consulter</text:span></text:span><text:span text:style-name="T14"> les définitions exactes quand tu en as besoin. L'important est de savoir </text:span><text:span text:style-name="Strong_20_Emphasis"><text:span text:style-name="T14">où chercher</text:span></text:span><text:span text:style-name="T14"> et </text:span><text:span text:style-name="Strong_20_Emphasis"><text:span text:style-name="T14">pourquoi c'est important</text:span></text:span><text:span text:style-name="T14">.</text:span></text:p>
        </text:list-item>
      </text:list>
      <text:p text:style-name="P29"><text:soft-page-break/><text:span text:style-name="Strong_20_Emphasis"><text:span text:style-name="T14">En résumé :</text:span></text:span><text:span text:style-name="T14"> Oui, ta compréhension est parfaite. La finalité est bien de </text:span><text:span text:style-name="Strong_20_Emphasis"><text:span text:style-name="T14">ramener au simple</text:span></text:span><text:span text:style-name="T14">. En IA, on ajoute : </text:span><text:span text:style-name="Strong_20_Emphasis"><text:span text:style-name="T14">pour extraire de l'information, réduire la dimension, et entraîner des modèles de façon stable et interprétable</text:span></text:span></text:p>
      <text:p text:style-name="P9"><text:span text:style-name="Strong_20_Emphasis"><text:span text:style-name="T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adornments="Ligh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IX MathJax Alphabets" svg:font-family="'STIX MathJax Alphabets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6:54:44.664495867</meta:creation-date>
    <dc:date>2025-12-16T04:25:59.819494595</dc:date>
    <meta:editing-duration>PT11H31M14S</meta:editing-duration>
    <meta:editing-cycles>6</meta:editing-cycles>
    <meta:generator>LibreOffice/7.6.7.2$Linux_X86_64 LibreOffice_project/60$Build-2</meta:generator>
    <meta:print-date>2025-12-16T04:17:58.271897627</meta:print-date>
    <meta:printed-by>Fichiers PDF</meta:printed-by>
    <meta:document-statistic meta:table-count="0" meta:image-count="0" meta:object-count="0" meta:page-count="7" meta:paragraph-count="105" meta:word-count="1672" meta:character-count="11181" meta:non-whitespace-character-count="9046"/>
  </office:meta>
</office:document-meta>
</file>